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normal" officeooo:rsid="0012eb5f" officeooo:paragraph-rsid="0012eb5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Noto Sans" fo:font-size="12pt" officeooo:rsid="00182f48" officeooo:paragraph-rsid="0012eb5f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Noto Sans" officeooo:rsid="000f13f7" officeooo:paragraph-rsid="0012eb5f"/>
    </style:style>
    <style:style style:name="P4" style:family="paragraph" style:parent-style-name="Standard">
      <style:paragraph-properties fo:text-align="center" style:justify-single-word="false"/>
      <style:text-properties style:font-name="Noto Sans" fo:font-size="16pt" fo:font-weight="bold" officeooo:rsid="0012eb5f" officeooo:paragraph-rsid="0012eb5f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6pt" fo:font-weight="normal" officeooo:rsid="0013c450" officeooo:paragraph-rsid="0012eb5f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6pt" fo:font-weight="normal" officeooo:rsid="0014e463" officeooo:paragraph-rsid="0012eb5f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bold" officeooo:rsid="0014e463" officeooo:paragraph-rsid="0012eb5f" style:font-size-asian="12pt" style:font-weight-asian="bold" style:font-size-complex="12pt" style:font-weight-complex="bold"/>
    </style:style>
    <style:style style:name="P8" style:family="paragraph">
      <style:paragraph-properties fo:text-align="center"/>
    </style:style>
    <style:style style:name="T1" style:family="text">
      <style:text-properties officeooo:rsid="00182f48"/>
    </style:style>
    <style:style style:name="T2" style:family="text">
      <style:text-properties fo:font-size="12pt" officeooo:rsid="00182f48" style:font-size-asian="12pt" style:font-size-complex="12pt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ES Abastos – DAW 7K</text:p>
      <text:p text:style-name="P2">Proyecto Integrador</text:p>
      <text:p text:style-name="P2">Grupo:</text:p>
      <text:p text:style-name="P2"><text:tab/>Brandon Acapa</text:p>
      <text:p text:style-name="P2"><text:tab/>Rocio Garcia</text:p>
      <text:p text:style-name="P2"><text:tab/>Diego Ramirez</text:p>
      <text:p text:style-name="P2"><text:tab/>Oscar Pereira</text:p>
      <text:p text:style-name="P3"/>
      <text:p text:style-name="P3">VOLUNTAPP</text:p>
      <text:p text:style-name="P4">Sprint Retrospective</text:p>
      <text:p text:style-name="P5"><text:span text:style-name="T2"/></text:p>
      <text:p text:style-name="P7">Sprint #</text:p>
      <text:p text:style-name="P7">Objetivo: </text:p>
      <text:p text:style-name="P6"/>
      <text:p text:style-name="P6"><draw:line text:anchor-type="paragraph" draw:z-index="0" draw:name="Horizontal line 1" draw:style-name="gr1" draw:text-style-name="P8" svg:x1="-0.346cm" svg:y1="0.111cm" svg:x2="17.496cm" svg:y2="0.166cm"><text:p/></draw:line></text:p>
      <text:p text:style-name="P1"><text:span text:style-name="T1">[</text:span>Recuento sobre como ha transcurrido el sprint, las cosas que han ido bien y mal, las cosas a mejorar, pequena vision sobre lo que depara el futuro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22:25:30.917092343</meta:creation-date>
    <dc:date>2025-02-01T15:26:05.396770473</dc:date>
    <meta:editing-duration>PT3M2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2" meta:word-count="48" meta:character-count="295" meta:non-whitespace-character-count="253"/>
  </office:meta>
</office:document-meta>
</file>